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7" table:default-cell-style-name="ce1"/>
        <table:table-column table:style-name="co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H3:.L3])" table:style-name="ce8">
            <text:p>25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9" table:formula="of:=SUM([.N3:.R3])" table:style-name="ce8">
            <text:p>19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style-name="ce7"/>
          <table:table-cell office:value-type="float" office:value="21" table:formula="of:=SUM([.T3:.X3])" table:style-name="ce8">
            <text:p>21</text:p>
          </table:table-cell>
          <table:table-cell office:value-type="float" office:value="96" table:formula="of:=SUM([.S3];[.M3];[.G3];[.Y3])" table:style-name="ce9">
            <text:p>9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4" table:formula="of:=SUM([.H4:.L4])" table:style-name="ce8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8" table:formula="of:=SUM([.N4:.R4])" table:style-name="ce8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5" table:formula="of:=SUM([.T4:.X4])" table:style-name="ce8">
            <text:p>5</text:p>
          </table:table-cell>
          <table:table-cell office:value-type="float" office:value="28" table:formula="of:=SUM([.S4];[.M4];[.G4];[.Y4])" table:style-name="ce9">
            <text:p>28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4" table:formula="of:=SUM([.H5:.L5])" table:style-name="ce8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N5:.R5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6" table:formula="of:=SUM([.S5];[.M5];[.G5];[.Y5])" table:style-name="ce9">
            <text:p>1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SUM([.H6:.L6])" table:style-name="ce8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" table:formula="of:=SUM([.N6:.R6])" table:style-name="ce8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17" table:formula="of:=SUM([.S6];[.M6];[.G6];[.Y6])" table:style-name="ce9">
            <text:p>1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,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,5</text:p>
          </table:table-cell>
          <table:table-cell table:style-name="ce11"/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7" table:formula="of:=SUM([.H7:.L7])" table:style-name="ce8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27" table:formula="of:=SUM([.N7:.R7])" table:style-name="ce8">
            <text:p>27</text:p>
          </table:table-cell>
          <table:table-cell office:value-type="float" office:value="19" table:style-name="ce7">
            <text:p>19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float" office:value="34" table:formula="of:=SUM([.T7:.X7])" table:style-name="ce8">
            <text:p>34</text:p>
          </table:table-cell>
          <table:table-cell office:value-type="float" office:value="71.5" table:formula="of:=SUM([.S7];[.M7];[.G7];[.Y7])" table:style-name="ce9">
            <text:p>71,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style-name="ce11"/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1" table:formula="of:=SUM([.H8:.L8])" table:style-name="ce8">
            <text:p>21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" table:formula="of:=SUM([.N8:.R8])" table:style-name="ce8">
            <text:p>16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table:style-name="ce7"/>
          <table:table-cell office:value-type="float" office:value="14" table:formula="of:=SUM([.T8:.X8])" table:style-name="ce8">
            <text:p>14</text:p>
          </table:table-cell>
          <table:table-cell office:value-type="float" office:value="51" table:formula="of:=SUM([.S8];[.M8];[.G8];[.Y8])" table:style-name="ce9">
            <text:p>5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9:.L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9" table:formula="of:=SUM([.N9:.R9])" table:style-name="ce8">
            <text:p>9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9" table:style-name="ce7">
            <text:p>9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float" office:value="18" table:formula="of:=SUM([.T9:.X9])" table:style-name="ce8">
            <text:p>18</text:p>
          </table:table-cell>
          <table:table-cell office:value-type="float" office:value="27" table:formula="of:=SUM([.S9];[.M9];[.G9];[.Y9])" table:style-name="ce9">
            <text:p>2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7" table:formula="of:=SUM([.H10:.L10])" table:style-name="ce15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" table:formula="of:=SUM([.N10:.R10])" table:style-name="ce15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6">
            <text:p>1</text:p>
          </table:table-cell>
          <table:table-cell table:style-name="ce14"/>
          <table:table-cell office:value-type="float" office:value="11" table:formula="of:=SUM([.T10:.X10])" table:style-name="ce15">
            <text:p>11</text:p>
          </table:table-cell>
          <table:table-cell office:value-type="float" office:value="25" table:formula="of:=SUM([.S10];[.M10];[.G10];[.Y10])" table:style-name="ce9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,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,5</text:p>
          </table:table-cell>
          <table:table-cell office:value-type="float" office:value="13.5" table:formula="of:=SUM([.E3:.E10])" table:style-name="ce19">
            <text:p>13,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,5</text:p>
          </table:table-cell>
          <table:table-cell office:value-type="float" office:value="12" table:formula="of:=SUM([.H3:.H10])" table:style-name="ce19">
            <text:p>12</text:p>
          </table:table-cell>
          <table:table-cell office:value-type="float" office:value="13" table:formula="of:=SUM([.I3:.I10])" table:style-name="ce19">
            <text:p>13</text:p>
          </table:table-cell>
          <table:table-cell office:value-type="float" office:value="14" table:formula="of:=SUM([.J3:.J10])" table:style-name="ce19">
            <text:p>14</text:p>
          </table:table-cell>
          <table:table-cell office:value-type="float" office:value="24" table:formula="of:=SUM([.K3:.K10])" table:style-name="ce19">
            <text:p>24</text:p>
          </table:table-cell>
          <table:table-cell office:value-type="float" office:value="17" table:formula="of:=SUM([.L3:.L10])" table:style-name="ce20">
            <text:p>17</text:p>
          </table:table-cell>
          <table:table-cell office:value-type="float" office:value="80" table:formula="of:=SUM([.M3:.M10])" table:style-name="ce4">
            <text:p>80</text:p>
          </table:table-cell>
          <table:table-cell office:value-type="float" office:value="14" table:formula="of:=SUM([.N3:.N10])" table:style-name="ce18">
            <text:p>14</text:p>
          </table:table-cell>
          <table:table-cell office:value-type="float" office:value="18" table:formula="of:=SUM([.O3:.O10])" table:style-name="ce19">
            <text:p>18</text:p>
          </table:table-cell>
          <table:table-cell office:value-type="float" office:value="23" table:formula="of:=SUM([.P3:.P10])" table:style-name="ce19">
            <text:p>23</text:p>
          </table:table-cell>
          <table:table-cell office:value-type="float" office:value="14" table:formula="of:=SUM([.Q3:.Q10])" table:style-name="ce19">
            <text:p>14</text:p>
          </table:table-cell>
          <table:table-cell office:value-type="float" office:value="19" table:formula="of:=SUM([.R3:.R10])" table:style-name="ce20">
            <text:p>19</text:p>
          </table:table-cell>
          <table:table-cell office:value-type="float" office:value="88" table:formula="of:=SUM([.S3:.S10])" table:style-name="ce4">
            <text:p>88</text:p>
          </table:table-cell>
          <table:table-cell office:value-type="float" office:value="40" table:formula="of:=SUM([.T3:.T10])" table:style-name="ce18">
            <text:p>40</text:p>
          </table:table-cell>
          <table:table-cell office:value-type="float" office:value="13" table:formula="of:=SUM([.U3:.U10])" table:style-name="ce19">
            <text:p>13</text:p>
          </table:table-cell>
          <table:table-cell office:value-type="float" office:value="31" table:formula="of:=SUM([.V3:.V10])" table:style-name="ce19">
            <text:p>31</text:p>
          </table:table-cell>
          <table:table-cell office:value-type="float" office:value="19" table:formula="of:=SUM([.W3:.W10])" table:style-name="ce19">
            <text:p>19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103" table:formula="of:=SUM([.Y3:.Y10])" table:style-name="ce4">
            <text:p>103</text:p>
          </table:table-cell>
          <table:table-cell office:value-type="float" office:value="331.5" table:formula="of:=SUM([.Z3:.Z10])" table:style-name="ce21">
            <text:p>331,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francisco crocamo</dc:creator>
    <meta:creation-date>2013-08-23T13:53:05Z</meta:creation-date>
    <dc:date>2018-09-03T15:36:16Z</dc:date>
    <meta:editing-cycles>10</meta:editing-cycles>
    <meta:editing-duration>PT977S</meta:editing-duration>
  </office:meta>
</office:document-meta>
</file>